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5.895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3537" calcext:value-type="float">
            <text:p>3537</text:p>
          </table:table-cell>
          <table:table-cell table:number-columns-repeated="16383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C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calcext:value-type="string">
            <text:p>nœuds</text:p>
          </table:table-cell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s</text:p>
          </table:table-cell>
          <table:table-cell office:value-type="float" office:value="13" calcext:value-type="float">
            <text:p>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cédures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office:value-type="string" calcext:value-type="string">
            <text:p>CC</text:p>
          </table:table-cell>
          <table:table-cell table:formula="of:=[.B2]-[.B1]+2*[.B3]" office:value-type="float" office:value="4" calcext:value-type="float">
            <text:p>4</text:p>
          </table:table-cell>
          <table:table-cell table:number-columns-repeated="16382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lstead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calcext:value-type="string">
            <text:p>n(t)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4" calcext:value-type="float">
            <text:p>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(d)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(d)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ngueur du programme</text:p>
          </table:table-cell>
          <table:table-cell table:formula="of:=SUM([.B2];[.B4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cabulaire du programme</text:p>
          </table:table-cell>
          <table:table-cell table:formula="of:=SUM([.B1];[.B3])" office:value-type="float" office:value="17" calcext:value-type="float">
            <text:p>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ume</text:p>
          </table:table-cell>
          <table:table-cell table:style-name="ce2" table:formula="of:=[.B5] * LOG([.B6];2)" office:value-type="float" office:value="98.0991081900082" calcext:value-type="float">
            <text:p>98,09910819000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culté</text:p>
          </table:table-cell>
          <table:table-cell table:style-name="ce2" table:formula="of:=([.B1] / 2) * ([.B4] / [.B3])" office:value-type="float" office:value="5.625" calcext:value-type="float">
            <text:p>5,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ort</text:p>
          </table:table-cell>
          <table:table-cell table:style-name="ce2" table:formula="of:=[.B8] * [.B7]" office:value-type="float" office:value="551.807483568796" calcext:value-type="float">
            <text:p>551,807483568796</text:p>
          </table:table-cell>
          <table:table-cell table:number-columns-repeated="16382"/>
        </table:table-row>
        <table:table-row table:style-name="ro1" table:number-rows-repeated="6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ce3" office:value-type="string" calcext:value-type="string">
            <text:p>Opérateurs</text:p>
          </table:table-cell>
          <table:table-cell table:style-name="ce3" office:value-type="string" calcext:value-type="string">
            <text:p>Opérand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érations relationnelles</text:p>
          </table:table-cell>
          <table:table-cell office:value-type="string" calcext:value-type="string">
            <text:p>Déclarations Variab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érations arithmétiques</text:p>
          </table:table-cell>
          <table:table-cell office:value-type="string" calcext:value-type="string">
            <text:p>Affect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ectations</text:p>
          </table:table-cell>
          <table:table-cell office:value-type="string" calcext:value-type="string">
            <text:p>Appels de fonc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émentations / décrémentations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if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while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Déclarations de fonctions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return</text:p>
          </table:table-cell>
          <table:table-cell table:style-name="Default"/>
          <table:table-cell table:number-columns-repeated="16382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FC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76" table:default-cell-style-name="ce1"/>
        <table:table-row table:style-name="ro1">
          <table:table-cell table:style-name="Default" office:value-type="string" calcext:value-type="string">
            <text:p>Exemple Diapo </text:p>
          </table:table-cell>
          <table:table-cell office:value-type="string" calcext:value-type="string">
            <text:p>Score UFC</text:p>
          </table:table-cell>
          <table:table-cell table:formula="of:=[.I3]+[.I4]+[.I5]+[.I6]+[.I7]" office:value-type="float" office:value="144" calcext:value-type="float">
            <text:p>14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Poids simple</text:p>
          </table:table-cell>
          <table:table-cell office:value-type="string" calcext:value-type="string">
            <text:p>Poids Moyen</text:p>
          </table:table-cell>
          <table:table-cell office:value-type="string" calcext:value-type="string">
            <text:p>Poids Difficile</text:p>
          </table:table-cell>
          <table:table-cell office:value-type="string" calcext:value-type="string">
            <text:p>Score Simple</text:p>
          </table:table-cell>
          <table:table-cell office:value-type="string" calcext:value-type="string">
            <text:p>Score Moyen</text:p>
          </table:table-cell>
          <table:table-cell office:value-type="string" calcext:value-type="string">
            <text:p>Score Difficil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]*[.F3] + [.D3]*[.G3] +[.E3]*[.H3]" office:value-type="float" office:value="30" calcext:value-type="float">
            <text:p>3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]*[.F4] + [.D4]*[.G4] +[.E4]*[.H4]"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*[.F5] + [.D5]*[.G5] +[.E5]*[.H5]"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*[.F6] + [.D6]*[.G6] +[.E6]*[.H6]"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7]*[.F7] + [.D7]*[.G7] +[.E7]*[.H7]" office:value-type="float" office:value="55" calcext:value-type="float">
            <text:p>55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qsort0</text:p>
          </table:table-cell>
          <table:table-cell office:value-type="string" calcext:value-type="string">
            <text:p>Score UFC</text:p>
          </table:table-cell>
          <table:table-cell table:formula="of:=[.I12]+[.I13]+[.I14]+[.I15]+[.I16]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Poids simple</text:p>
          </table:table-cell>
          <table:table-cell office:value-type="string" calcext:value-type="string">
            <text:p>Poids Moyen</text:p>
          </table:table-cell>
          <table:table-cell office:value-type="string" calcext:value-type="string">
            <text:p>Poids Difficile</text:p>
          </table:table-cell>
          <table:table-cell office:value-type="string" calcext:value-type="string">
            <text:p>Score Simple</text:p>
          </table:table-cell>
          <table:table-cell office:value-type="string" calcext:value-type="string">
            <text:p>Score Moyen</text:p>
          </table:table-cell>
          <table:table-cell office:value-type="string" calcext:value-type="string">
            <text:p>Score Difficile</text:p>
          </table:table-cell>
          <table:table-cell table:number-columns-repeated="16376"/>
        </table:table-row>
        <table:table-row table:style-name="ro1">
          <table:table-cell table:style-name="Default"/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]*[.F12] + [.D12]*[.G12] +[.E12]*[.H12]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*[.F13] + [.D13]*[.G13] +[.E13]*[.H1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*[.F14] + [.D14]*[.G14] +[.E14]*[.H1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]*[.F15] + [.D15]*[.G15] +[.E15]*[.H1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*[.F16] + [.D16]*[.G16] +[.E16]*[.H16]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6T13:38:18Z</meta:creation-date>
    <dc:date>2025-10-24T16:26:25.843337579</dc:date>
    <meta:editing-cycles>5</meta:editing-cycles>
    <meta:editing-duration>PT54M39S</meta:editing-duration>
    <meta:document-statistic meta:table-count="4" meta:cell-count="140" meta:object-count="0"/>
  </office:meta>
</office:document-meta>
</file>